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Lab 2<text:s/></text:p>
      <text:h text:style-name="Heading2" text:outline-level="2">01 Folder Screenshot<text:s/></text:h>
      <text:p text:style-name="Normal">I used the snipping tool to create a screenshot of the ArchOSC Assignment folder I have created, showing its correct placement in my user workspace folder.<text:s/></text:p>
      <text:h text:style-name="Heading2" text:outline-level="2">02 Git Init Terminal<text:s/></text:h>
      <text:p text:style-name="Normal">I used the<text:s/>‘git init’<text:s/>command in<text:s/>the command line<text:s/>to create a new git repository<text:s/>for my ArchOSC Assignment folder.<text:s/></text:p>
      <text:h text:style-name="Heading2" text:outline-level="2">03 GitHub New Repository<text:s/></text:h>
      <text:p text:style-name="Normal">I used my GitHub account to create a new online repository named ARCHOSC-Assignment-MichaelHebdon , with the appropriate settings as instructed.<text:s/></text:p>
      <text:h text:style-name="Heading2" text:outline-level="2">04 Git Link Local Repository<text:s/></text:h>
      <text:p text:style-name="Normal">I used the command line to link my local repository to the online repository I created on GitHub. I did this by using the command ‘git remote add origin’ and using the URL of my online repository to link them, and then the command ‘git pull origin main’ to pull the programs from the online repository into the local repository.<text:s/></text:p>
      <text:h text:style-name="Heading2" text:outline-level="2">05 HTML File Created<text:s/></text:h>
      <text:p text:style-name="Normal">I opened visual studio code and created a new text file to insert HTML code and save the document as index.html in my ArchOSC Assignment folder. I then opened the file in my browser to view it.<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HEBDON</meta:initial-creator>
    <dc:creator>MICHAEL HEBDON</dc:creator>
    <meta:creation-date>2026-02-03T11:00:00Z</meta:creation-date>
    <dc:date>2026-02-03T11:29:00Z</dc:date>
    <meta:template xlink:href="Normal" xlink:type="simple"/>
    <meta:editing-cycles>5</meta:editing-cycles>
    <meta:editing-duration>PT1740S</meta:editing-duration>
    <meta:document-statistic meta:page-count="1" meta:paragraph-count="2" meta:word-count="160" meta:character-count="1073" meta:row-count="7" meta:non-whitespace-character-count="915"/>
  </office:meta>
</office:document-meta>
</file>